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70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080002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init</text:p>
          </table:table-cell>
          <table:table-cell table:formula="of:=HEX2DEC([.A1])" office:value-type="float" office:value="134218388" calcext:value-type="float">
            <text:p>134218388</text:p>
          </table:table-cell>
          <table:table-cell table:formula="of:=[.D2]-[.D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80002a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sbrk_r</text:p>
          </table:table-cell>
          <table:table-cell table:formula="of:=HEX2DEC([.A2])" office:value-type="float" office:value="134218404" calcext:value-type="float">
            <text:p>134218404</text:p>
          </table:table-cell>
          <table:table-cell table:formula="of:=[.D3]-[.D2]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080003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adheader</text:p>
          </table:table-cell>
          <table:table-cell table:formula="of:=HEX2DEC([.A3])" office:value-type="float" office:value="134218496" calcext:value-type="float">
            <text:p>134218496</text:p>
          </table:table-cell>
          <table:table-cell table:formula="of:=[.D4]-[.D3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80004b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in</text:p>
          </table:table-cell>
          <table:table-cell table:formula="of:=HEX2DEC([.A4])" office:value-type="float" office:value="134218932" calcext:value-type="float">
            <text:p>134218932</text:p>
          </table:table-cell>
          <table:table-cell table:formula="of:=[.D5]-[.D4]"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8000a4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ystemClock_Config</text:p>
          </table:table-cell>
          <table:table-cell table:formula="of:=HEX2DEC([.A5])" office:value-type="float" office:value="134220364" calcext:value-type="float">
            <text:p>134220364</text:p>
          </table:table-cell>
          <table:table-cell table:formula="of:=[.D6]-[.D5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8000ad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rror_Handler</text:p>
          </table:table-cell>
          <table:table-cell table:formula="of:=HEX2DEC([.A6])" office:value-type="float" office:value="134220500" calcext:value-type="float">
            <text:p>134220500</text:p>
          </table:table-cell>
          <table:table-cell table:formula="of:=[.D7]-[.D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00ad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ysTick_Handler</text:p>
          </table:table-cell>
          <table:table-cell table:formula="of:=HEX2DEC([.A7])" office:value-type="float" office:value="134220508" calcext:value-type="float">
            <text:p>134220508</text:p>
          </table:table-cell>
          <table:table-cell table:formula="of:=[.D8]-[.D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8000ae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MA1_Channel3_IRQHandler</text:p>
          </table:table-cell>
          <table:table-cell table:formula="of:=HEX2DEC([.A8])" office:value-type="float" office:value="134220524" calcext:value-type="float">
            <text:p>134220524</text:p>
          </table:table-cell>
          <table:table-cell table:formula="of:=[.D9]-[.D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0b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MA1_Channel4_IRQHandler</text:p>
          </table:table-cell>
          <table:table-cell table:formula="of:=HEX2DEC([.A9])" office:value-type="float" office:value="134220544" calcext:value-type="float">
            <text:p>134220544</text:p>
          </table:table-cell>
          <table:table-cell table:formula="of:=[.D10]-[.D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0b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MA1_Channel5_IRQHandler</text:p>
          </table:table-cell>
          <table:table-cell table:formula="of:=HEX2DEC([.A10])" office:value-type="float" office:value="134220564" calcext:value-type="float">
            <text:p>134220564</text:p>
          </table:table-cell>
          <table:table-cell table:formula="of:=[.D11]-[.D1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0b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MA1_Channel7_IRQHandler</text:p>
          </table:table-cell>
          <table:table-cell table:formula="of:=HEX2DEC([.A11])" office:value-type="float" office:value="134220584" calcext:value-type="float">
            <text:p>134220584</text:p>
          </table:table-cell>
          <table:table-cell table:formula="of:=[.D12]-[.D1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0b3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RT2_IRQHandler</text:p>
          </table:table-cell>
          <table:table-cell table:formula="of:=HEX2DEC([.A12])" office:value-type="float" office:value="134220604" calcext:value-type="float">
            <text:p>134220604</text:p>
          </table:table-cell>
          <table:table-cell table:formula="of:=[.D13]-[.D1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0b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MspInit</text:p>
          </table:table-cell>
          <table:table-cell table:formula="of:=HEX2DEC([.A13])" office:value-type="float" office:value="134220624" calcext:value-type="float">
            <text:p>134220624</text:p>
          </table:table-cell>
          <table:table-cell table:formula="of:=[.D14]-[.D13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8000bd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X_GPIO_Init</text:p>
          </table:table-cell>
          <table:table-cell table:formula="of:=HEX2DEC([.A14])" office:value-type="float" office:value="134220756" calcext:value-type="float">
            <text:p>134220756</text:p>
          </table:table-cell>
          <table:table-cell table:formula="of:=[.D15]-[.D14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8000c6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X_USART2_UART_Init</text:p>
          </table:table-cell>
          <table:table-cell table:formula="of:=HEX2DEC([.A15])" office:value-type="float" office:value="134220908" calcext:value-type="float">
            <text:p>134220908</text:p>
          </table:table-cell>
          <table:table-cell table:formula="of:=[.D16]-[.D1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8000cd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UART_MspInit</text:p>
          </table:table-cell>
          <table:table-cell table:formula="of:=HEX2DEC([.A16])" office:value-type="float" office:value="134221012" calcext:value-type="float">
            <text:p>134221012</text:p>
          </table:table-cell>
          <table:table-cell table:formula="of:=[.D17]-[.D16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8000d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X_DMA_Init</text:p>
          </table:table-cell>
          <table:table-cell table:formula="of:=HEX2DEC([.A17])" office:value-type="float" office:value="134221208" calcext:value-type="float">
            <text:p>134221208</text:p>
          </table:table-cell>
          <table:table-cell table:formula="of:=[.D18]-[.D17]"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08000e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X_DAC1_Init</text:p>
          </table:table-cell>
          <table:table-cell table:formula="of:=HEX2DEC([.A18])" office:value-type="float" office:value="134221316" calcext:value-type="float">
            <text:p>134221316</text:p>
          </table:table-cell>
          <table:table-cell table:formula="of:=[.D19]-[.D18]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08000e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MspInit</text:p>
          </table:table-cell>
          <table:table-cell table:formula="of:=HEX2DEC([.A19])" office:value-type="float" office:value="134221392" calcext:value-type="float">
            <text:p>134221392</text:p>
          </table:table-cell>
          <table:table-cell table:formula="of:=[.D20]-[.D19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8000f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MspDeInit</text:p>
          </table:table-cell>
          <table:table-cell table:formula="of:=HEX2DEC([.A20])" office:value-type="float" office:value="134221584" calcext:value-type="float">
            <text:p>134221584</text:p>
          </table:table-cell>
          <table:table-cell table:formula="of:=[.D21]-[.D20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000f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X_SPI1_Init</text:p>
          </table:table-cell>
          <table:table-cell table:formula="of:=HEX2DEC([.A21])" office:value-type="float" office:value="134221652" calcext:value-type="float">
            <text:p>134221652</text:p>
          </table:table-cell>
          <table:table-cell table:formula="of:=[.D22]-[.D21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8000fd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PI_MspInit</text:p>
          </table:table-cell>
          <table:table-cell table:formula="of:=HEX2DEC([.A22])" office:value-type="float" office:value="134221776" calcext:value-type="float">
            <text:p>134221776</text:p>
          </table:table-cell>
          <table:table-cell table:formula="of:=[.D23]-[.D22]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80010f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PI_MspDeInit</text:p>
          </table:table-cell>
          <table:table-cell table:formula="of:=HEX2DEC([.A23])" office:value-type="float" office:value="134222068" calcext:value-type="float">
            <text:p>134222068</text:p>
          </table:table-cell>
          <table:table-cell table:formula="of:=[.D24]-[.D23]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0800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X_TIM6_Init</text:p>
          </table:table-cell>
          <table:table-cell table:formula="of:=HEX2DEC([.A24])" office:value-type="float" office:value="134222144" calcext:value-type="float">
            <text:p>134222144</text:p>
          </table:table-cell>
          <table:table-cell table:formula="of:=[.D25]-[.D24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800119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_Base_MspInit</text:p>
          </table:table-cell>
          <table:table-cell table:formula="of:=HEX2DEC([.A25])" office:value-type="float" office:value="134222236" calcext:value-type="float">
            <text:p>134222236</text:p>
          </table:table-cell>
          <table:table-cell table:formula="of:=[.D26]-[.D25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80011d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_Base_MspDeInit</text:p>
          </table:table-cell>
          <table:table-cell table:formula="of:=HEX2DEC([.A26])" office:value-type="float" office:value="134222300" calcext:value-type="float">
            <text:p>134222300</text:p>
          </table:table-cell>
          <table:table-cell table:formula="of:=[.D27]-[.D26]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08001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_word</text:p>
          </table:table-cell>
          <table:table-cell table:formula="of:=HEX2DEC([.A27])" office:value-type="float" office:value="134222352" calcext:value-type="float">
            <text:p>134222352</text:p>
          </table:table-cell>
          <table:table-cell table:formula="of:=[.D28]-[.D27]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080012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_dword</text:p>
          </table:table-cell>
          <table:table-cell table:formula="of:=HEX2DEC([.A28])" office:value-type="float" office:value="134222400" calcext:value-type="float">
            <text:p>134222400</text:p>
          </table:table-cell>
          <table:table-cell table:formula="of:=[.D29]-[.D28]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080012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_cpy</text:p>
          </table:table-cell>
          <table:table-cell table:formula="of:=HEX2DEC([.A29])" office:value-type="float" office:value="134222472" calcext:value-type="float">
            <text:p>134222472</text:p>
          </table:table-cell>
          <table:table-cell table:formula="of:=[.D30]-[.D29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0012c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_set</text:p>
          </table:table-cell>
          <table:table-cell table:formula="of:=HEX2DEC([.A30])" office:value-type="float" office:value="134222540" calcext:value-type="float">
            <text:p>134222540</text:p>
          </table:table-cell>
          <table:table-cell table:formula="of:=[.D31]-[.D30]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080013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_cmp</text:p>
          </table:table-cell>
          <table:table-cell table:formula="of:=HEX2DEC([.A31])" office:value-type="float" office:value="134222592" calcext:value-type="float">
            <text:p>134222592</text:p>
          </table:table-cell>
          <table:table-cell table:formula="of:=[.D32]-[.D31]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08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hk_chr</text:p>
          </table:table-cell>
          <table:table-cell table:formula="of:=HEX2DEC([.A32])" office:value-type="float" office:value="134222672" calcext:value-type="float">
            <text:p>134222672</text:p>
          </table:table-cell>
          <table:table-cell table:formula="of:=[.D33]-[.D3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800138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_window</text:p>
          </table:table-cell>
          <table:table-cell table:formula="of:=HEX2DEC([.A33])" office:value-type="float" office:value="134222732" calcext:value-type="float">
            <text:p>134222732</text:p>
          </table:table-cell>
          <table:table-cell table:formula="of:=[.D34]-[.D3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80013d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lust2sect</text:p>
          </table:table-cell>
          <table:table-cell table:formula="of:=HEX2DEC([.A34])" office:value-type="float" office:value="134222812" calcext:value-type="float">
            <text:p>134222812</text:p>
          </table:table-cell>
          <table:table-cell table:formula="of:=[.D35]-[.D34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800141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et_fat</text:p>
          </table:table-cell>
          <table:table-cell table:formula="of:=HEX2DEC([.A35])" office:value-type="float" office:value="134222876" calcext:value-type="float">
            <text:p>134222876</text:p>
          </table:table-cell>
          <table:table-cell table:formula="of:=[.D36]-[.D35]" office:value-type="float" office:value="332" calcext:value-type="float">
            <text:p>332</text:p>
          </table:table-cell>
        </table:table-row>
        <table:table-row table:style-name="ro1">
          <table:table-cell table:style-name="ce1" office:value-type="string" calcext:value-type="string">
            <text:p>0800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r_sdi</text:p>
          </table:table-cell>
          <table:table-cell table:formula="of:=HEX2DEC([.A36])" office:value-type="float" office:value="134223208" calcext:value-type="float">
            <text:p>134223208</text:p>
          </table:table-cell>
          <table:table-cell table:formula="of:=[.D37]-[.D36]"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string" calcext:value-type="string">
            <text:p>080016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r_next</text:p>
          </table:table-cell>
          <table:table-cell table:formula="of:=HEX2DEC([.A37])" office:value-type="float" office:value="134223456" calcext:value-type="float">
            <text:p>134223456</text:p>
          </table:table-cell>
          <table:table-cell table:formula="of:=[.D38]-[.D37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800174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_clust</text:p>
          </table:table-cell>
          <table:table-cell table:formula="of:=HEX2DEC([.A38])" office:value-type="float" office:value="134223692" calcext:value-type="float">
            <text:p>134223692</text:p>
          </table:table-cell>
          <table:table-cell table:formula="of:=[.D39]-[.D38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800178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r_read</text:p>
          </table:table-cell>
          <table:table-cell table:formula="of:=HEX2DEC([.A39])" office:value-type="float" office:value="134223756" calcext:value-type="float">
            <text:p>134223756</text:p>
          </table:table-cell>
          <table:table-cell table:formula="of:=[.D40]-[.D39]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080018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r_find</text:p>
          </table:table-cell>
          <table:table-cell table:formula="of:=HEX2DEC([.A40])" office:value-type="float" office:value="134223944" calcext:value-type="float">
            <text:p>134223944</text:p>
          </table:table-cell>
          <table:table-cell table:formula="of:=[.D41]-[.D40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80018f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et_fileinfo</text:p>
          </table:table-cell>
          <table:table-cell table:formula="of:=HEX2DEC([.A41])" office:value-type="float" office:value="134224116" calcext:value-type="float">
            <text:p>134224116</text:p>
          </table:table-cell>
          <table:table-cell table:formula="of:=[.D42]-[.D41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80019b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eate_name</text:p>
          </table:table-cell>
          <table:table-cell table:formula="of:=HEX2DEC([.A42])" office:value-type="float" office:value="134224312" calcext:value-type="float">
            <text:p>134224312</text:p>
          </table:table-cell>
          <table:table-cell table:formula="of:=[.D43]-[.D4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8001b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ollow_path</text:p>
          </table:table-cell>
          <table:table-cell table:formula="of:=HEX2DEC([.A43])" office:value-type="float" office:value="134224740" calcext:value-type="float">
            <text:p>134224740</text:p>
          </table:table-cell>
          <table:table-cell table:formula="of:=[.D44]-[.D43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8001c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et_ldnumber</text:p>
          </table:table-cell>
          <table:table-cell table:formula="of:=HEX2DEC([.A44])" office:value-type="float" office:value="134224976" calcext:value-type="float">
            <text:p>134224976</text:p>
          </table:table-cell>
          <table:table-cell table:formula="of:=[.D45]-[.D44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8001ce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heck_fs</text:p>
          </table:table-cell>
          <table:table-cell table:formula="of:=HEX2DEC([.A45])" office:value-type="float" office:value="134225124" calcext:value-type="float">
            <text:p>134225124</text:p>
          </table:table-cell>
          <table:table-cell table:formula="of:=[.D46]-[.D45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8001d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nd_volume</text:p>
          </table:table-cell>
          <table:table-cell table:formula="of:=HEX2DEC([.A46])" office:value-type="float" office:value="134225296" calcext:value-type="float">
            <text:p>134225296</text:p>
          </table:table-cell>
          <table:table-cell table:formula="of:=[.D47]-[.D46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0800213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idate</text:p>
          </table:table-cell>
          <table:table-cell table:formula="of:=HEX2DEC([.A47])" office:value-type="float" office:value="134226236" calcext:value-type="float">
            <text:p>134226236</text:p>
          </table:table-cell>
          <table:table-cell table:formula="of:=[.D48]-[.D4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80021a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_mount</text:p>
          </table:table-cell>
          <table:table-cell table:formula="of:=HEX2DEC([.A48])" office:value-type="float" office:value="134226340" calcext:value-type="float">
            <text:p>134226340</text:p>
          </table:table-cell>
          <table:table-cell table:formula="of:=[.D49]-[.D48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800222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_open</text:p>
          </table:table-cell>
          <table:table-cell table:formula="of:=HEX2DEC([.A49])" office:value-type="float" office:value="134226476" calcext:value-type="float">
            <text:p>134226476</text:p>
          </table:table-cell>
          <table:table-cell table:formula="of:=[.D50]-[.D49]"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string" calcext:value-type="string">
            <text:p>080023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_read</text:p>
          </table:table-cell>
          <table:table-cell table:formula="of:=HEX2DEC([.A50])" office:value-type="float" office:value="134226712" calcext:value-type="float">
            <text:p>134226712</text:p>
          </table:table-cell>
          <table:table-cell table:formula="of:=[.D51]-[.D50]"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string" calcext:value-type="string">
            <text:p>080025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_lseek</text:p>
          </table:table-cell>
          <table:table-cell table:formula="of:=HEX2DEC([.A51])" office:value-type="float" office:value="134227216" calcext:value-type="float">
            <text:p>134227216</text:p>
          </table:table-cell>
          <table:table-cell table:formula="of:=[.D52]-[.D51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80026a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_opendir</text:p>
          </table:table-cell>
          <table:table-cell table:formula="of:=HEX2DEC([.A52])" office:value-type="float" office:value="134227616" calcext:value-type="float">
            <text:p>134227616</text:p>
          </table:table-cell>
          <table:table-cell table:formula="of:=[.D53]-[.D52]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string" calcext:value-type="string">
            <text:p>080027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_readdir</text:p>
          </table:table-cell>
          <table:table-cell table:formula="of:=HEX2DEC([.A53])" office:value-type="float" office:value="134227800" calcext:value-type="float">
            <text:p>134227800</text:p>
          </table:table-cell>
          <table:table-cell table:formula="of:=[.D54]-[.D5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80027d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it_spi</text:p>
          </table:table-cell>
          <table:table-cell table:formula="of:=HEX2DEC([.A54])" office:value-type="float" office:value="134227924" calcext:value-type="float">
            <text:p>134227924</text:p>
          </table:table-cell>
          <table:table-cell table:formula="of:=[.D55]-[.D54]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08002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chg_spi</text:p>
          </table:table-cell>
          <table:table-cell table:formula="of:=HEX2DEC([.A55])" office:value-type="float" office:value="134227968" calcext:value-type="float">
            <text:p>134227968</text:p>
          </table:table-cell>
          <table:table-cell table:formula="of:=[.D56]-[.D55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800282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cvr_spi_multi</text:p>
          </table:table-cell>
          <table:table-cell table:formula="of:=HEX2DEC([.A56])" office:value-type="float" office:value="134228012" calcext:value-type="float">
            <text:p>134228012</text:p>
          </table:table-cell>
          <table:table-cell table:formula="of:=[.D57]-[.D56]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080028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ait_ready</text:p>
          </table:table-cell>
          <table:table-cell table:formula="of:=HEX2DEC([.A57])" office:value-type="float" office:value="134228072" calcext:value-type="float">
            <text:p>134228072</text:p>
          </table:table-cell>
          <table:table-cell table:formula="of:=[.D58]-[.D5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80028a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select_card</text:p>
          </table:table-cell>
          <table:table-cell table:formula="of:=HEX2DEC([.A58])" office:value-type="float" office:value="134228136" calcext:value-type="float">
            <text:p>134228136</text:p>
          </table:table-cell>
          <table:table-cell table:formula="of:=[.D59]-[.D5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80028c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lect_card</text:p>
          </table:table-cell>
          <table:table-cell table:formula="of:=HEX2DEC([.A59])" office:value-type="float" office:value="134228164" calcext:value-type="float">
            <text:p>134228164</text:p>
          </table:table-cell>
          <table:table-cell table:formula="of:=[.D60]-[.D59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80028f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cvr_datablock</text:p>
          </table:table-cell>
          <table:table-cell table:formula="of:=HEX2DEC([.A60])" office:value-type="float" office:value="134228216" calcext:value-type="float">
            <text:p>134228216</text:p>
          </table:table-cell>
          <table:table-cell table:formula="of:=[.D61]-[.D6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800294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nd_cmd</text:p>
          </table:table-cell>
          <table:table-cell table:formula="of:=HEX2DEC([.A61])" office:value-type="float" office:value="134228300" calcext:value-type="float">
            <text:p>134228300</text:p>
          </table:table-cell>
          <table:table-cell table:formula="of:=[.D62]-[.D61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8002a2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sk_initialize</text:p>
          </table:table-cell>
          <table:table-cell table:formula="of:=HEX2DEC([.A62])" office:value-type="float" office:value="134228524" calcext:value-type="float">
            <text:p>134228524</text:p>
          </table:table-cell>
          <table:table-cell table:formula="of:=[.D63]-[.D62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8002bf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sk_status</text:p>
          </table:table-cell>
          <table:table-cell table:formula="of:=HEX2DEC([.A63])" office:value-type="float" office:value="134228984" calcext:value-type="float">
            <text:p>134228984</text:p>
          </table:table-cell>
          <table:table-cell table:formula="of:=[.D64]-[.D6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8002c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sk_read</text:p>
          </table:table-cell>
          <table:table-cell table:formula="of:=HEX2DEC([.A64])" office:value-type="float" office:value="134229028" calcext:value-type="float">
            <text:p>134229028</text:p>
          </table:table-cell>
          <table:table-cell table:formula="of:=[.D65]-[.D6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8002cf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YSTICK_Callback</text:p>
          </table:table-cell>
          <table:table-cell table:formula="of:=HEX2DEC([.A65])" office:value-type="float" office:value="134229232" calcext:value-type="float">
            <text:p>134229232</text:p>
          </table:table-cell>
          <table:table-cell table:formula="of:=[.D66]-[.D65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8002d3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ystemInit</text:p>
          </table:table-cell>
          <table:table-cell table:formula="of:=HEX2DEC([.A66])" office:value-type="float" office:value="134229308" calcext:value-type="float">
            <text:p>134229308</text:p>
          </table:table-cell>
          <table:table-cell table:formula="of:=[.D67]-[.D66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8002dd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Init</text:p>
          </table:table-cell>
          <table:table-cell table:formula="of:=HEX2DEC([.A67])" office:value-type="float" office:value="134229456" calcext:value-type="float">
            <text:p>134229456</text:p>
          </table:table-cell>
          <table:table-cell table:formula="of:=[.D68]-[.D67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8002df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InitTick</text:p>
          </table:table-cell>
          <table:table-cell table:formula="of:=HEX2DEC([.A68])" office:value-type="float" office:value="134229500" calcext:value-type="float">
            <text:p>134229500</text:p>
          </table:table-cell>
          <table:table-cell table:formula="of:=[.D69]-[.D68]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08002e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IncTick</text:p>
          </table:table-cell>
          <table:table-cell table:formula="of:=HEX2DEC([.A69])" office:value-type="float" office:value="134229556" calcext:value-type="float">
            <text:p>134229556</text:p>
          </table:table-cell>
          <table:table-cell table:formula="of:=[.D70]-[.D69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08002e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GetTick</text:p>
          </table:table-cell>
          <table:table-cell table:formula="of:=HEX2DEC([.A70])" office:value-type="float" office:value="134229584" calcext:value-type="float">
            <text:p>134229584</text:p>
          </table:table-cell>
          <table:table-cell table:formula="of:=[.D71]-[.D70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08002e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VIC_SetPriorityGrouping</text:p>
          </table:table-cell>
          <table:table-cell table:formula="of:=HEX2DEC([.A71])" office:value-type="float" office:value="134229608" calcext:value-type="float">
            <text:p>134229608</text:p>
          </table:table-cell>
          <table:table-cell table:formula="of:=[.D72]-[.D71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8002eb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VIC_GetPriorityGrouping</text:p>
          </table:table-cell>
          <table:table-cell table:formula="of:=HEX2DEC([.A72])" office:value-type="float" office:value="134229680" calcext:value-type="float">
            <text:p>134229680</text:p>
          </table:table-cell>
          <table:table-cell table:formula="of:=[.D73]-[.D72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8002ec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VIC_EnableIRQ</text:p>
          </table:table-cell>
          <table:table-cell table:formula="of:=HEX2DEC([.A73])" office:value-type="float" office:value="134229708" calcext:value-type="float">
            <text:p>134229708</text:p>
          </table:table-cell>
          <table:table-cell table:formula="of:=[.D74]-[.D73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8002f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VIC_SetPriority</text:p>
          </table:table-cell>
          <table:table-cell table:formula="of:=HEX2DEC([.A74])" office:value-type="float" office:value="134229760" calcext:value-type="float">
            <text:p>134229760</text:p>
          </table:table-cell>
          <table:table-cell table:formula="of:=[.D75]-[.D74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8002f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VIC_EncodePriority</text:p>
          </table:table-cell>
          <table:table-cell table:formula="of:=HEX2DEC([.A75])" office:value-type="float" office:value="134229844" calcext:value-type="float">
            <text:p>134229844</text:p>
          </table:table-cell>
          <table:table-cell table:formula="of:=[.D76]-[.D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8002fb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ysTick_Config</text:p>
          </table:table-cell>
          <table:table-cell table:formula="of:=HEX2DEC([.A76])" office:value-type="float" office:value="134229944" calcext:value-type="float">
            <text:p>134229944</text:p>
          </table:table-cell>
          <table:table-cell table:formula="of:=[.D77]-[.D76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002ff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NVIC_SetPriorityGrouping</text:p>
          </table:table-cell>
          <table:table-cell table:formula="of:=HEX2DEC([.A77])" office:value-type="float" office:value="134230012" calcext:value-type="float">
            <text:p>134230012</text:p>
          </table:table-cell>
          <table:table-cell table:formula="of:=[.D78]-[.D77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080030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NVIC_SetPriority</text:p>
          </table:table-cell>
          <table:table-cell table:formula="of:=HEX2DEC([.A78])" office:value-type="float" office:value="134230036" calcext:value-type="float">
            <text:p>134230036</text:p>
          </table:table-cell>
          <table:table-cell table:formula="of:=[.D79]-[.D78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800304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NVIC_EnableIRQ</text:p>
          </table:table-cell>
          <table:table-cell table:formula="of:=HEX2DEC([.A79])" office:value-type="float" office:value="134230092" calcext:value-type="float">
            <text:p>134230092</text:p>
          </table:table-cell>
          <table:table-cell table:formula="of:=[.D80]-[.D79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080030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YSTICK_Config</text:p>
          </table:table-cell>
          <table:table-cell table:formula="of:=HEX2DEC([.A80])" office:value-type="float" office:value="134230120" calcext:value-type="float">
            <text:p>134230120</text:p>
          </table:table-cell>
          <table:table-cell table:formula="of:=[.D81]-[.D80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080030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YSTICK_CLKSourceConfig</text:p>
          </table:table-cell>
          <table:table-cell table:formula="of:=HEX2DEC([.A81])" office:value-type="float" office:value="134230144" calcext:value-type="float">
            <text:p>134230144</text:p>
          </table:table-cell>
          <table:table-cell table:formula="of:=[.D82]-[.D8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80030b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YSTICK_IRQHandler</text:p>
          </table:table-cell>
          <table:table-cell table:formula="of:=HEX2DEC([.A82])" office:value-type="float" office:value="134230200" calcext:value-type="float">
            <text:p>134230200</text:p>
          </table:table-cell>
          <table:table-cell table:formula="of:=[.D83]-[.D82]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080030c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L_RCC_OscConfig</text:p>
          </table:table-cell>
          <table:table-cell table:style-name="ce2" table:formula="of:=HEX2DEC([.A83])" office:value-type="float" office:value="134230212" calcext:value-type="float">
            <text:p>134230212</text:p>
          </table:table-cell>
          <table:table-cell table:style-name="ce2" table:formula="of:=[.D84]-[.D83]" office:value-type="float" office:value="4484" calcext:value-type="float">
            <text:p>4484</text:p>
          </table:table-cell>
        </table:table-row>
        <table:table-row table:style-name="ro1">
          <table:table-cell table:style-name="ce3" office:value-type="string" calcext:value-type="string">
            <text:p>08004248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L_RCC_ClockConfig</text:p>
          </table:table-cell>
          <table:table-cell table:style-name="ce2" table:formula="of:=HEX2DEC([.A84])" office:value-type="float" office:value="134234696" calcext:value-type="float">
            <text:p>134234696</text:p>
          </table:table-cell>
          <table:table-cell table:style-name="ce2" table:formula="of:=[.D85]-[.D84]" office:value-type="float" office:value="1016" calcext:value-type="float">
            <text:p>1016</text:p>
          </table:table-cell>
        </table:table-row>
        <table:table-row table:style-name="ro1">
          <table:table-cell table:style-name="ce1" office:value-type="string" calcext:value-type="string">
            <text:p>08004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RCC_GetSysClockFreq</text:p>
          </table:table-cell>
          <table:table-cell table:formula="of:=HEX2DEC([.A85])" office:value-type="float" office:value="134235712" calcext:value-type="float">
            <text:p>134235712</text:p>
          </table:table-cell>
          <table:table-cell table:formula="of:=[.D86]-[.D85]"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string" calcext:value-type="string">
            <text:p>08004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RCC_GetHCLKFreq</text:p>
          </table:table-cell>
          <table:table-cell table:formula="of:=HEX2DEC([.A86])" office:value-type="float" office:value="134235924" calcext:value-type="float">
            <text:p>134235924</text:p>
          </table:table-cell>
          <table:table-cell table:formula="of:=[.D87]-[.D86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800472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RCC_GetPCLK1Freq</text:p>
          </table:table-cell>
          <table:table-cell table:formula="of:=HEX2DEC([.A87])" office:value-type="float" office:value="134235948" calcext:value-type="float">
            <text:p>134235948</text:p>
          </table:table-cell>
          <table:table-cell table:formula="of:=[.D88]-[.D87]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080047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RCC_GetPCLK2Freq</text:p>
          </table:table-cell>
          <table:table-cell table:formula="of:=HEX2DEC([.A88])" office:value-type="float" office:value="134236016" calcext:value-type="float">
            <text:p>134236016</text:p>
          </table:table-cell>
          <table:table-cell table:formula="of:=[.D89]-[.D8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0047b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GPIO_Init</text:p>
          </table:table-cell>
          <table:table-cell table:formula="of:=HEX2DEC([.A89])" office:value-type="float" office:value="134236084" calcext:value-type="float">
            <text:p>134236084</text:p>
          </table:table-cell>
          <table:table-cell table:formula="of:=[.D90]-[.D89]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08004aa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GPIO_DeInit</text:p>
          </table:table-cell>
          <table:table-cell table:formula="of:=HEX2DEC([.A90])" office:value-type="float" office:value="134236832" calcext:value-type="float">
            <text:p>134236832</text:p>
          </table:table-cell>
          <table:table-cell table:formula="of:=[.D91]-[.D90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8004c4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GPIO_WritePin</text:p>
          </table:table-cell>
          <table:table-cell table:formula="of:=HEX2DEC([.A91])" office:value-type="float" office:value="134237260" calcext:value-type="float">
            <text:p>134237260</text:p>
          </table:table-cell>
          <table:table-cell table:formula="of:=[.D92]-[.D9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8004c7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UART_Init</text:p>
          </table:table-cell>
          <table:table-cell table:formula="of:=HEX2DEC([.A92])" office:value-type="float" office:value="134237308" calcext:value-type="float">
            <text:p>134237308</text:p>
          </table:table-cell>
          <table:table-cell table:formula="of:=[.D93]-[.D92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8004d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UART_Transmit_DMA</text:p>
          </table:table-cell>
          <table:table-cell table:formula="of:=HEX2DEC([.A93])" office:value-type="float" office:value="134237472" calcext:value-type="float">
            <text:p>134237472</text:p>
          </table:table-cell>
          <table:table-cell table:formula="of:=[.D94]-[.D93]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string" calcext:value-type="string">
            <text:p>08004df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L_UART_IRQHandler</text:p>
          </table:table-cell>
          <table:table-cell table:style-name="ce2" table:formula="of:=HEX2DEC([.A94])" office:value-type="float" office:value="134237684" calcext:value-type="float">
            <text:p>134237684</text:p>
          </table:table-cell>
          <table:table-cell table:style-name="ce2" table:formula="of:=[.D95]-[.D94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8004f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UART_TxCpltCallback</text:p>
          </table:table-cell>
          <table:table-cell table:formula="of:=HEX2DEC([.A95])" office:value-type="float" office:value="134238084" calcext:value-type="float">
            <text:p>134238084</text:p>
          </table:table-cell>
          <table:table-cell table:formula="of:=[.D96]-[.D9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4f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UART_TxHalfCpltCallback</text:p>
          </table:table-cell>
          <table:table-cell table:formula="of:=HEX2DEC([.A96])" office:value-type="float" office:value="134238104" calcext:value-type="float">
            <text:p>134238104</text:p>
          </table:table-cell>
          <table:table-cell table:formula="of:=[.D97]-[.D9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4fa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UART_RxCpltCallback</text:p>
          </table:table-cell>
          <table:table-cell table:formula="of:=HEX2DEC([.A97])" office:value-type="float" office:value="134238124" calcext:value-type="float">
            <text:p>134238124</text:p>
          </table:table-cell>
          <table:table-cell table:formula="of:=[.D98]-[.D9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4fc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UART_ErrorCallback</text:p>
          </table:table-cell>
          <table:table-cell table:formula="of:=HEX2DEC([.A98])" office:value-type="float" office:value="134238144" calcext:value-type="float">
            <text:p>134238144</text:p>
          </table:table-cell>
          <table:table-cell table:formula="of:=[.D99]-[.D98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08004fd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ART_SetConfig</text:p>
          </table:table-cell>
          <table:table-cell table:style-name="ce2" table:formula="of:=HEX2DEC([.A99])" office:value-type="float" office:value="134238164" calcext:value-type="float">
            <text:p>134238164</text:p>
          </table:table-cell>
          <table:table-cell table:style-name="ce2" table:formula="of:=[.D100]-[.D99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80052a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AdvFeatureConfig</text:p>
          </table:table-cell>
          <table:table-cell table:formula="of:=HEX2DEC([.A100])" office:value-type="float" office:value="134238880" calcext:value-type="float">
            <text:p>134238880</text:p>
          </table:table-cell>
          <table:table-cell table:formula="of:=[.D101]-[.D100]"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string" calcext:value-type="string">
            <text:p>080053e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CheckIdleState</text:p>
          </table:table-cell>
          <table:table-cell table:formula="of:=HEX2DEC([.A101])" office:value-type="float" office:value="134239204" calcext:value-type="float">
            <text:p>134239204</text:p>
          </table:table-cell>
          <table:table-cell table:formula="of:=[.D102]-[.D101]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string" calcext:value-type="string">
            <text:p>08005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WaitOnFlagUntilTimeout</text:p>
          </table:table-cell>
          <table:table-cell table:formula="of:=HEX2DEC([.A102])" office:value-type="float" office:value="134239332" calcext:value-type="float">
            <text:p>134239332</text:p>
          </table:table-cell>
          <table:table-cell table:formula="of:=[.D103]-[.D102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80055a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DMATransmitCplt</text:p>
          </table:table-cell>
          <table:table-cell table:formula="of:=HEX2DEC([.A103])" office:value-type="float" office:value="134239652" calcext:value-type="float">
            <text:p>134239652</text:p>
          </table:table-cell>
          <table:table-cell table:formula="of:=[.D104]-[.D103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80055f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DMATxHalfCplt</text:p>
          </table:table-cell>
          <table:table-cell table:formula="of:=HEX2DEC([.A104])" office:value-type="float" office:value="134239736" calcext:value-type="float">
            <text:p>134239736</text:p>
          </table:table-cell>
          <table:table-cell table:formula="of:=[.D105]-[.D104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08005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DMAError</text:p>
          </table:table-cell>
          <table:table-cell table:formula="of:=HEX2DEC([.A105])" office:value-type="float" office:value="134239764" calcext:value-type="float">
            <text:p>134239764</text:p>
          </table:table-cell>
          <table:table-cell table:formula="of:=[.D106]-[.D105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800565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Transmit_IT</text:p>
          </table:table-cell>
          <table:table-cell table:formula="of:=HEX2DEC([.A106])" office:value-type="float" office:value="134239836" calcext:value-type="float">
            <text:p>134239836</text:p>
          </table:table-cell>
          <table:table-cell table:formula="of:=[.D107]-[.D106]"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string" calcext:value-type="string">
            <text:p>080057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EndTransmit_IT</text:p>
          </table:table-cell>
          <table:table-cell table:formula="of:=HEX2DEC([.A107])" office:value-type="float" office:value="134240008" calcext:value-type="float">
            <text:p>134240008</text:p>
          </table:table-cell>
          <table:table-cell table:formula="of:=[.D108]-[.D107]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08005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RT_Receive_IT</text:p>
          </table:table-cell>
          <table:table-cell table:formula="of:=HEX2DEC([.A108])" office:value-type="float" office:value="134240056" calcext:value-type="float">
            <text:p>134240056</text:p>
          </table:table-cell>
          <table:table-cell table:formula="of:=[.D109]-[.D108]"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string" calcext:value-type="string">
            <text:p>080058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UARTEx_WakeupCallback</text:p>
          </table:table-cell>
          <table:table-cell table:formula="of:=HEX2DEC([.A109])" office:value-type="float" office:value="134240292" calcext:value-type="float">
            <text:p>134240292</text:p>
          </table:table-cell>
          <table:table-cell table:formula="of:=[.D110]-[.D109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080058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MA_Init</text:p>
          </table:table-cell>
          <table:table-cell table:formula="of:=HEX2DEC([.A110])" office:value-type="float" office:value="134240312" calcext:value-type="float">
            <text:p>134240312</text:p>
          </table:table-cell>
          <table:table-cell table:formula="of:=[.D111]-[.D110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80058d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MA_DeInit</text:p>
          </table:table-cell>
          <table:table-cell table:formula="of:=HEX2DEC([.A111])" office:value-type="float" office:value="134240464" calcext:value-type="float">
            <text:p>134240464</text:p>
          </table:table-cell>
          <table:table-cell table:formula="of:=[.D112]-[.D111]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8005aa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MA_Start_IT</text:p>
          </table:table-cell>
          <table:table-cell table:formula="of:=HEX2DEC([.A112])" office:value-type="float" office:value="134240932" calcext:value-type="float">
            <text:p>134240932</text:p>
          </table:table-cell>
          <table:table-cell table:formula="of:=[.D113]-[.D11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8005b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MA_Abort</text:p>
          </table:table-cell>
          <table:table-cell table:formula="of:=HEX2DEC([.A113])" office:value-type="float" office:value="134241080" calcext:value-type="float">
            <text:p>134241080</text:p>
          </table:table-cell>
          <table:table-cell table:formula="of:=[.D114]-[.D113]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08005bb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L_DMA_IRQHandler</text:p>
          </table:table-cell>
          <table:table-cell table:style-name="ce2" table:formula="of:=HEX2DEC([.A114])" office:value-type="float" office:value="134241204" calcext:value-type="float">
            <text:p>134241204</text:p>
          </table:table-cell>
          <table:table-cell table:style-name="ce2" table:formula="of:=[.D115]-[.D114]"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08005f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MA_GetState</text:p>
          </table:table-cell>
          <table:table-cell table:formula="of:=HEX2DEC([.A115])" office:value-type="float" office:value="134242196" calcext:value-type="float">
            <text:p>134242196</text:p>
          </table:table-cell>
          <table:table-cell table:formula="of:=[.D116]-[.D115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8005fb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MA_SetConfig</text:p>
          </table:table-cell>
          <table:table-cell table:formula="of:=HEX2DEC([.A116])" office:value-type="float" office:value="134242224" calcext:value-type="float">
            <text:p>134242224</text:p>
          </table:table-cell>
          <table:table-cell table:formula="of:=[.D117]-[.D11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8005ff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Init</text:p>
          </table:table-cell>
          <table:table-cell table:formula="of:=HEX2DEC([.A117])" office:value-type="float" office:value="134242300" calcext:value-type="float">
            <text:p>134242300</text:p>
          </table:table-cell>
          <table:table-cell table:formula="of:=[.D118]-[.D117]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080060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DeInit</text:p>
          </table:table-cell>
          <table:table-cell table:formula="of:=HEX2DEC([.A118])" office:value-type="float" office:value="134242368" calcext:value-type="float">
            <text:p>134242368</text:p>
          </table:table-cell>
          <table:table-cell table:formula="of:=[.D119]-[.D118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800607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Stop_DMA</text:p>
          </table:table-cell>
          <table:table-cell table:formula="of:=HEX2DEC([.A119])" office:value-type="float" office:value="134242428" calcext:value-type="float">
            <text:p>134242428</text:p>
          </table:table-cell>
          <table:table-cell table:formula="of:=[.D120]-[.D119]"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string" calcext:value-type="string">
            <text:p>080061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DAC_ConvCpltCallbackCh1</text:p>
          </table:table-cell>
          <table:table-cell table:formula="of:=HEX2DEC([.A120])" office:value-type="float" office:value="134242592" calcext:value-type="float">
            <text:p>134242592</text:p>
          </table:table-cell>
          <table:table-cell table:formula="of:=[.D121]-[.D120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080061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DAC_ConvHalfCpltCallbackCh1</text:p>
          </table:table-cell>
          <table:table-cell table:formula="of:=HEX2DEC([.A121])" office:value-type="float" office:value="134242612" calcext:value-type="float">
            <text:p>134242612</text:p>
          </table:table-cell>
          <table:table-cell table:formula="of:=[.D122]-[.D121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08006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DAC_ErrorCallbackCh1</text:p>
          </table:table-cell>
          <table:table-cell table:formula="of:=HEX2DEC([.A122])" office:value-type="float" office:value="134242632" calcext:value-type="float">
            <text:p>134242632</text:p>
          </table:table-cell>
          <table:table-cell table:formula="of:=[.D123]-[.D12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15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Start_DMA</text:p>
          </table:table-cell>
          <table:table-cell table:formula="of:=HEX2DEC([.A123])" office:value-type="float" office:value="134242652" calcext:value-type="float">
            <text:p>134242652</text:p>
          </table:table-cell>
          <table:table-cell table:formula="of:=[.D124]-[.D123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80062b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DAC_ConfigChannel</text:p>
          </table:table-cell>
          <table:table-cell table:formula="of:=HEX2DEC([.A124])" office:value-type="float" office:value="134243004" calcext:value-type="float">
            <text:p>134243004</text:p>
          </table:table-cell>
          <table:table-cell table:formula="of:=[.D125]-[.D124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800638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DACEx_ConvCpltCallbackCh2</text:p>
          </table:table-cell>
          <table:table-cell table:formula="of:=HEX2DEC([.A125])" office:value-type="float" office:value="134243212" calcext:value-type="float">
            <text:p>134243212</text:p>
          </table:table-cell>
          <table:table-cell table:formula="of:=[.D126]-[.D12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3a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DACEx_ConvHalfCpltCallbackCh2</text:p>
          </table:table-cell>
          <table:table-cell table:formula="of:=HEX2DEC([.A126])" office:value-type="float" office:value="134243232" calcext:value-type="float">
            <text:p>134243232</text:p>
          </table:table-cell>
          <table:table-cell table:formula="of:=[.D127]-[.D1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3b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DACEx_ErrorCallbackCh2</text:p>
          </table:table-cell>
          <table:table-cell table:formula="of:=HEX2DEC([.A127])" office:value-type="float" office:value="134243252" calcext:value-type="float">
            <text:p>134243252</text:p>
          </table:table-cell>
          <table:table-cell table:formula="of:=[.D128]-[.D1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3c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C_DMAConvCpltCh1</text:p>
          </table:table-cell>
          <table:table-cell table:formula="of:=HEX2DEC([.A128])" office:value-type="float" office:value="134243272" calcext:value-type="float">
            <text:p>134243272</text:p>
          </table:table-cell>
          <table:table-cell table:formula="of:=[.D129]-[.D128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80063e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C_DMAHalfConvCpltCh1</text:p>
          </table:table-cell>
          <table:table-cell table:formula="of:=HEX2DEC([.A129])" office:value-type="float" office:value="134243308" calcext:value-type="float">
            <text:p>134243308</text:p>
          </table:table-cell>
          <table:table-cell table:formula="of:=[.D130]-[.D129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080064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C_DMAErrorCh1</text:p>
          </table:table-cell>
          <table:table-cell table:formula="of:=HEX2DEC([.A130])" office:value-type="float" office:value="134243336" calcext:value-type="float">
            <text:p>134243336</text:p>
          </table:table-cell>
          <table:table-cell table:formula="of:=[.D131]-[.D130]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080064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C_DMAConvCpltCh2</text:p>
          </table:table-cell>
          <table:table-cell table:formula="of:=HEX2DEC([.A131])" office:value-type="float" office:value="134243384" calcext:value-type="float">
            <text:p>134243384</text:p>
          </table:table-cell>
          <table:table-cell table:formula="of:=[.D132]-[.D13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800645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C_DMAHalfConvCpltCh2</text:p>
          </table:table-cell>
          <table:table-cell table:formula="of:=HEX2DEC([.A132])" office:value-type="float" office:value="134243420" calcext:value-type="float">
            <text:p>134243420</text:p>
          </table:table-cell>
          <table:table-cell table:formula="of:=[.D133]-[.D132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080064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C_DMAErrorCh2</text:p>
          </table:table-cell>
          <table:table-cell table:formula="of:=HEX2DEC([.A133])" office:value-type="float" office:value="134243448" calcext:value-type="float">
            <text:p>134243448</text:p>
          </table:table-cell>
          <table:table-cell table:formula="of:=[.D134]-[.D13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80064a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PI_Init</text:p>
          </table:table-cell>
          <table:table-cell table:formula="of:=HEX2DEC([.A134])" office:value-type="float" office:value="134243496" calcext:value-type="float">
            <text:p>134243496</text:p>
          </table:table-cell>
          <table:table-cell table:formula="of:=[.D135]-[.D134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80065d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SPI_DeInit</text:p>
          </table:table-cell>
          <table:table-cell table:formula="of:=HEX2DEC([.A135])" office:value-type="float" office:value="134243796" calcext:value-type="float">
            <text:p>134243796</text:p>
          </table:table-cell>
          <table:table-cell table:formula="of:=[.D136]-[.D135]"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string" calcext:value-type="string">
            <text:p>0800662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L_SPI_TransmitReceive</text:p>
          </table:table-cell>
          <table:table-cell table:style-name="ce2" table:formula="of:=HEX2DEC([.A136])" office:value-type="float" office:value="134243876" calcext:value-type="float">
            <text:p>134243876</text:p>
          </table:table-cell>
          <table:table-cell table:style-name="ce2" table:formula="of:=[.D137]-[.D136]" office:value-type="float" office:value="1188" calcext:value-type="float">
            <text:p>1188</text:p>
          </table:table-cell>
        </table:table-row>
        <table:table-row table:style-name="ro1">
          <table:table-cell table:style-name="ce2" office:value-type="string" calcext:value-type="string">
            <text:p>08006ac8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L_SPI_TransmitReceive_DMA</text:p>
          </table:table-cell>
          <table:table-cell table:style-name="ce2" table:formula="of:=HEX2DEC([.A137])" office:value-type="float" office:value="134245064" calcext:value-type="float">
            <text:p>134245064</text:p>
          </table:table-cell>
          <table:table-cell table:style-name="ce2" table:formula="of:=[.D138]-[.D137]"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8006da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SPI_RxCpltCallback</text:p>
          </table:table-cell>
          <table:table-cell table:formula="of:=HEX2DEC([.A138])" office:value-type="float" office:value="134245792" calcext:value-type="float">
            <text:p>134245792</text:p>
          </table:table-cell>
          <table:table-cell table:formula="of:=[.D139]-[.D13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db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SPI_TxRxCpltCallback</text:p>
          </table:table-cell>
          <table:table-cell table:formula="of:=HEX2DEC([.A139])" office:value-type="float" office:value="134245812" calcext:value-type="float">
            <text:p>134245812</text:p>
          </table:table-cell>
          <table:table-cell table:formula="of:=[.D140]-[.D13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dc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SPI_RxHalfCpltCallback</text:p>
          </table:table-cell>
          <table:table-cell table:formula="of:=HEX2DEC([.A140])" office:value-type="float" office:value="134245832" calcext:value-type="float">
            <text:p>134245832</text:p>
          </table:table-cell>
          <table:table-cell table:formula="of:=[.D141]-[.D14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dd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SPI_TxRxHalfCpltCallback</text:p>
          </table:table-cell>
          <table:table-cell table:formula="of:=HEX2DEC([.A141])" office:value-type="float" office:value="134245852" calcext:value-type="float">
            <text:p>134245852</text:p>
          </table:table-cell>
          <table:table-cell table:formula="of:=[.D142]-[.D14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6df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_SPI_ErrorCallback</text:p>
          </table:table-cell>
          <table:table-cell table:formula="of:=HEX2DEC([.A142])" office:value-type="float" office:value="134245872" calcext:value-type="float">
            <text:p>134245872</text:p>
          </table:table-cell>
          <table:table-cell table:formula="of:=[.D143]-[.D142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08006e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DMAReceiveCplt</text:p>
          </table:table-cell>
          <table:table-cell table:formula="of:=HEX2DEC([.A143])" office:value-type="float" office:value="134245892" calcext:value-type="float">
            <text:p>134245892</text:p>
          </table:table-cell>
          <table:table-cell table:formula="of:=[.D144]-[.D143]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8006f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DMATransmitReceiveCplt</text:p>
          </table:table-cell>
          <table:table-cell table:formula="of:=HEX2DEC([.A144])" office:value-type="float" office:value="134246176" calcext:value-type="float">
            <text:p>134246176</text:p>
          </table:table-cell>
          <table:table-cell table:formula="of:=[.D145]-[.D144]"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string" calcext:value-type="string">
            <text:p>080070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DMAHalfReceiveCplt</text:p>
          </table:table-cell>
          <table:table-cell table:formula="of:=HEX2DEC([.A145])" office:value-type="float" office:value="134246452" calcext:value-type="float">
            <text:p>134246452</text:p>
          </table:table-cell>
          <table:table-cell table:formula="of:=[.D146]-[.D145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080070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DMAHalfTransmitReceiveCplt</text:p>
          </table:table-cell>
          <table:table-cell table:formula="of:=HEX2DEC([.A146])" office:value-type="float" office:value="134246480" calcext:value-type="float">
            <text:p>134246480</text:p>
          </table:table-cell>
          <table:table-cell table:formula="of:=[.D147]-[.D14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800706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DMAError</text:p>
          </table:table-cell>
          <table:table-cell table:formula="of:=HEX2DEC([.A147])" office:value-type="float" office:value="134246508" calcext:value-type="float">
            <text:p>134246508</text:p>
          </table:table-cell>
          <table:table-cell table:formula="of:=[.D148]-[.D14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80070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WaitFlagStateUntilTimeout</text:p>
          </table:table-cell>
          <table:table-cell table:formula="of:=HEX2DEC([.A148])" office:value-type="float" office:value="134246572" calcext:value-type="float">
            <text:p>134246572</text:p>
          </table:table-cell>
          <table:table-cell table:formula="of:=[.D149]-[.D148]" office:value-type="float" office:value="204" calcext:value-type="float">
            <text:p>204</text:p>
          </table:table-cell>
        </table:table-row>
        <table:table-row table:style-name="ro1">
          <table:table-cell table:style-name="ce1" office:value-type="string" calcext:value-type="string">
            <text:p>08007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WaitFifoStateUntilTimeout</text:p>
          </table:table-cell>
          <table:table-cell table:formula="of:=HEX2DEC([.A149])" office:value-type="float" office:value="134246776" calcext:value-type="float">
            <text:p>134246776</text:p>
          </table:table-cell>
          <table:table-cell table:formula="of:=[.D150]-[.D149]"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080072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EndRxTransaction</text:p>
          </table:table-cell>
          <table:table-cell table:formula="of:=HEX2DEC([.A150])" office:value-type="float" office:value="134247008" calcext:value-type="float">
            <text:p>134247008</text:p>
          </table:table-cell>
          <table:table-cell table:formula="of:=[.D151]-[.D150]"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080073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_EndRxTxTransaction</text:p>
          </table:table-cell>
          <table:table-cell table:formula="of:=HEX2DEC([.A151])" office:value-type="float" office:value="134247176" calcext:value-type="float">
            <text:p>134247176</text:p>
          </table:table-cell>
          <table:table-cell table:formula="of:=[.D152]-[.D151]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08007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_Base_Init</text:p>
          </table:table-cell>
          <table:table-cell table:formula="of:=HEX2DEC([.A152])" office:value-type="float" office:value="134247268" calcext:value-type="float">
            <text:p>134247268</text:p>
          </table:table-cell>
          <table:table-cell table:formula="of:=[.D153]-[.D152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80073b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_Base_DeInit</text:p>
          </table:table-cell>
          <table:table-cell table:formula="of:=HEX2DEC([.A153])" office:value-type="float" office:value="134247356" calcext:value-type="float">
            <text:p>134247356</text:p>
          </table:table-cell>
          <table:table-cell table:formula="of:=[.D154]-[.D15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800741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_Base_Start</text:p>
          </table:table-cell>
          <table:table-cell table:formula="of:=HEX2DEC([.A154])" office:value-type="float" office:value="134247452" calcext:value-type="float">
            <text:p>134247452</text:p>
          </table:table-cell>
          <table:table-cell table:formula="of:=[.D155]-[.D154]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08007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_Base_Stop</text:p>
          </table:table-cell>
          <table:table-cell table:formula="of:=HEX2DEC([.A155])" office:value-type="float" office:value="134247508" calcext:value-type="float">
            <text:p>134247508</text:p>
          </table:table-cell>
          <table:table-cell table:formula="of:=[.D156]-[.D155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80074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M_Base_SetConfig</text:p>
          </table:table-cell>
          <table:table-cell table:formula="of:=HEX2DEC([.A156])" office:value-type="float" office:value="134247596" calcext:value-type="float">
            <text:p>134247596</text:p>
          </table:table-cell>
          <table:table-cell table:formula="of:=[.D157]-[.D156]"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string" calcext:value-type="string">
            <text:p>08007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L_TIMEx_MasterConfigSynchronization</text:p>
          </table:table-cell>
          <table:table-cell table:formula="of:=HEX2DEC([.A157])" office:value-type="float" office:value="134247824" calcext:value-type="float">
            <text:p>134247824</text:p>
          </table:table-cell>
          <table:table-cell table:formula="of:=[.D158]-[.D157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800762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_errno</text:p>
          </table:table-cell>
          <table:table-cell table:formula="of:=HEX2DEC([.A158])" office:value-type="float" office:value="134247980" calcext:value-type="float">
            <text:p>134247980</text:p>
          </table:table-cell>
          <table:table-cell table:formula="of:=[.D159]-[.D158]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08007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_libc_init_array</text:p>
          </table:table-cell>
          <table:table-cell table:formula="of:=HEX2DEC([.A159])" office:value-type="float" office:value="134247992" calcext:value-type="float">
            <text:p>134247992</text:p>
          </table:table-cell>
          <table:table-cell table:formula="of:=[.D160]-[.D159]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080076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set</text:p>
          </table:table-cell>
          <table:table-cell table:formula="of:=HEX2DEC([.A160])" office:value-type="float" office:value="134248068" calcext:value-type="float">
            <text:p>134248068</text:p>
          </table:table-cell>
          <table:table-cell table:formula="of:=[.D161]-[.D160]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08007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printf</text:p>
          </table:table-cell>
          <table:table-cell table:formula="of:=HEX2DEC([.A161])" office:value-type="float" office:value="134248084" calcext:value-type="float">
            <text:p>134248084</text:p>
          </table:table-cell>
          <table:table-cell table:formula="of:=[.D162]-[.D161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8007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rintf</text:p>
          </table:table-cell>
          <table:table-cell table:formula="of:=HEX2DEC([.A162])" office:value-type="float" office:value="134248084" calcext:value-type="float">
            <text:p>134248084</text:p>
          </table:table-cell>
          <table:table-cell table:formula="of:=[.D163]-[.D16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80076d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trcpy</text:p>
          </table:table-cell>
          <table:table-cell table:formula="of:=HEX2DEC([.A163])" office:value-type="float" office:value="134248156" calcext:value-type="float">
            <text:p>134248156</text:p>
          </table:table-cell>
          <table:table-cell table:formula="of:=[.D164]-[.D16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80076e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_ssputs_r</text:p>
          </table:table-cell>
          <table:table-cell table:formula="of:=HEX2DEC([.A164])" office:value-type="float" office:value="134248172" calcext:value-type="float">
            <text:p>134248172</text:p>
          </table:table-cell>
          <table:table-cell table:formula="of:=[.D165]-[.D16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80077a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svfiprintf_r</text:p>
          </table:table-cell>
          <table:table-cell table:formula="of:=HEX2DEC([.A165])" office:value-type="float" office:value="134248352" calcext:value-type="float">
            <text:p>134248352</text:p>
          </table:table-cell>
          <table:table-cell table:formula="of:=[.D166]-[.D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0077a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svfprintf_r</text:p>
          </table:table-cell>
          <table:table-cell table:formula="of:=HEX2DEC([.A166])" office:value-type="float" office:value="134248352" calcext:value-type="float">
            <text:p>134248352</text:p>
          </table:table-cell>
          <table:table-cell table:formula="of:=[.D167]-[.D166]" office:value-type="float" office:value="488" calcext:value-type="float">
            <text:p>488</text:p>
          </table:table-cell>
        </table:table-row>
        <table:table-row table:style-name="ro1">
          <table:table-cell table:style-name="ce1" office:value-type="string" calcext:value-type="string">
            <text:p>080079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printf_common</text:p>
          </table:table-cell>
          <table:table-cell table:formula="of:=HEX2DEC([.A167])" office:value-type="float" office:value="134248840" calcext:value-type="float">
            <text:p>134248840</text:p>
          </table:table-cell>
          <table:table-cell table:formula="of:=[.D168]-[.D167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8007a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printf_i</text:p>
          </table:table-cell>
          <table:table-cell table:formula="of:=HEX2DEC([.A168])" office:value-type="float" office:value="134249076" calcext:value-type="float">
            <text:p>134249076</text:p>
          </table:table-cell>
          <table:table-cell table:formula="of:=[.D169]-[.D168]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08007cc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cpy</text:p>
          </table:table-cell>
          <table:table-cell table:formula="of:=HEX2DEC([.A169])" office:value-type="float" office:value="134249664" calcext:value-type="float">
            <text:p>134249664</text:p>
          </table:table-cell>
          <table:table-cell table:formula="of:=[.D170]-[.D16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8007cd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move</text:p>
          </table:table-cell>
          <table:table-cell table:formula="of:=HEX2DEC([.A170])" office:value-type="float" office:value="134249686" calcext:value-type="float">
            <text:p>134249686</text:p>
          </table:table-cell>
          <table:table-cell table:formula="of:=[.D171]-[.D170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8007d0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free_r</text:p>
          </table:table-cell>
          <table:table-cell table:formula="of:=HEX2DEC([.A171])" office:value-type="float" office:value="134249740" calcext:value-type="float">
            <text:p>134249740</text:p>
          </table:table-cell>
          <table:table-cell table:formula="of:=[.D172]-[.D171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8007da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malloc_r</text:p>
          </table:table-cell>
          <table:table-cell table:formula="of:=HEX2DEC([.A172])" office:value-type="float" office:value="134249896" calcext:value-type="float">
            <text:p>134249896</text:p>
          </table:table-cell>
          <table:table-cell table:formula="of:=[.D173]-[.D172]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08007e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realloc_r</text:p>
          </table:table-cell>
          <table:table-cell table:formula="of:=HEX2DEC([.A173])" office:value-type="float" office:value="134250084" calcext:value-type="float">
            <text:p>134250084</text:p>
          </table:table-cell>
          <table:table-cell table:formula="of:=[.D174]-[.D173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8007eb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_malloc_lock</text:p>
          </table:table-cell>
          <table:table-cell table:formula="of:=HEX2DEC([.A174])" office:value-type="float" office:value="134250160" calcext:value-type="float">
            <text:p>134250160</text:p>
          </table:table-cell>
          <table:table-cell table:formula="of:=[.D175]-[.D1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007eb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_malloc_unlock</text:p>
          </table:table-cell>
          <table:table-cell table:formula="of:=HEX2DEC([.A175])" office:value-type="float" office:value="134250162" calcext:value-type="float">
            <text:p>134250162</text:p>
          </table:table-cell>
          <table:table-cell table:formula="of:=[.D176]-[.D1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007eb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malloc_usable_size_r</text:p>
          </table:table-cell>
          <table:table-cell table:formula="of:=HEX2DEC([.A176])" office:value-type="float" office:value="134250164" calcext:value-type="float">
            <text:p>134250164</text:p>
          </table:table-cell>
          <table:table-cell table:formula="of:=[.D177]-[.D17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8007ec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etext</text:p>
          </table:table-cell>
          <table:table-cell table:formula="of:=HEX2DEC([.A177])" office:value-type="float" office:value="134250184" calcext:value-type="float">
            <text:p>1342501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2:13:07.623618829</meta:creation-date>
    <dc:date>2016-12-06T22:18:55.413091246</dc:date>
    <meta:editing-duration>PT5M48S</meta:editing-duration>
    <meta:editing-cycles>1</meta:editing-cycles>
    <meta:document-statistic meta:table-count="1" meta:cell-count="884" meta:object-count="0"/>
    <meta:generator>LibreOffice/5.1.4.2$Linux_X86_64 LibreOffice_project/10m0$Build-2</meta:generator>
  </office:meta>
</office:document-meta>
</file>